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5pt"/>
    </style:style>
    <style:style style:name="co2" style:family="table-column">
      <style:table-column-properties fo:break-before="auto" style:column-width="199.3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83.3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85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5.94pt"/>
    </style:style>
    <style:style style:name="co9" style:family="table-column">
      <style:table-column-properties fo:break-before="auto" style:column-width="219.29pt"/>
    </style:style>
    <style:style style:name="co10" style:family="table-column">
      <style:table-column-properties fo:break-before="auto" style:column-width="85.29pt"/>
    </style:style>
    <style:style style:name="co11" style:family="table-column">
      <style:table-column-properties fo:break-before="auto" style:column-width="75.2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99pt" fo:padding-left="0pt" fo:padding-right="0.99pt" fo:padding-top="0.99pt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0pt" fo:padding-right="0.99pt" fo:padding-top="0.99pt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0pt" fo:padding-right="0.99pt" fo:padding-top="0.99pt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fo:padding-bottom="0.99pt" fo:padding-left="0pt" fo:padding-right="0.99pt" fo:padding-top="0.99pt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0pt" fo:padding-right="0.99pt" fo:padding-top="0.99pt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fo:padding-bottom="0.99pt" fo:padding-left="0pt" fo:padding-right="0.99pt" fo:padding-top="0.99pt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padding-bottom="0.99pt" fo:padding-left="0pt" fo:padding-right="0.99pt" fo:padding-top="0.99pt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border="0.06pt solid #000000" fo:padding-bottom="0.99pt" fo:padding-left="0pt" fo:padding-right="0.99pt" fo:padding-top="0.99pt" style:vertical-align="top"/>
      <style:paragraph-properties fo:text-align="start"/>
    </style:style>
    <style:style style:name="ce11" style:family="table-cell" style:parent-style-name="Default">
      <style:table-cell-properties fo:border="0.06pt solid #000000" style:vertical-align="top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0pt" fo:padding-right="0.99pt" fo:padding-top="0.99pt" style:vertical-align="top"/>
      <style:paragraph-properties fo:text-align="start"/>
    </style:style>
  </office:automatic-styles>
  <office:body>
    <office:spreadsheet>
      <table:table table:name="Test C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Case ID: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Test Priority(Low/Medium/High): High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Test Title: Verify sign up flow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Description: Test the Shipt sign up functionality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(Pass/Fail)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vigate to https://www.shipt.com/</text:p>
          </table:table-cell>
          <table:table-cell table:style-name="ce2"/>
          <table:table-cell table:style-name="ce5" office:value-type="string" calcext:value-type="string" table:number-columns-spanned="1" table:number-rows-spanned="14">
            <text:p>User should be able to sign up</text:p>
          </table:table-cell>
          <table:table-cell table:style-name="ce5" office:value-type="string" calcext:value-type="string" table:number-columns-spanned="1" table:number-rows-spanned="14">
            <text:p>User signed up successfully</text:p>
          </table:table-cell>
          <table:table-cell table:style-name="ce6" office:value-type="string" calcext:value-type="string" table:number-columns-spanned="1" table:number-rows-spanned="14">
            <text:p>Pass</text:p>
          </table:table-cell>
          <table:table-cell table:style-name="ce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lick Sign Up button</text:p>
          </table:table-cell>
          <table:table-cell table:style-name="ce2"/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Provide email</text:p>
          </table:table-cell>
          <table:table-cell table:style-name="ce2" office:value-type="string" calcext:value-type="string">
            <text:p>jentosa@gmail.com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Provide zip code</text:p>
          </table:table-cell>
          <table:table-cell table:style-name="ce2" office:value-type="float" office:value="94103" calcext:value-type="float">
            <text:p>94103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Click Redeem Code button</text:p>
          </table:table-cell>
          <table:table-cell table:style-name="ce2"/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Choose plan and click Start Plan button</text:p>
          </table:table-cell>
          <table:table-cell table:style-name="ce2"/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Provide full name</text:p>
          </table:table-cell>
          <table:table-cell table:style-name="ce2" office:value-type="string" calcext:value-type="string">
            <text:p>Eva Johns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Provide mobile phone</text:p>
          </table:table-cell>
          <table:table-cell table:style-name="ce2" office:value-type="float" office:value="4084802775" calcext:value-type="float">
            <text:p>4084802775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Provide password</text:p>
          </table:table-cell>
          <table:table-cell table:style-name="ce2" office:value-type="string" calcext:value-type="string">
            <text:p>q1w2e3r4!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Provide card number</text:p>
          </table:table-cell>
          <table:table-cell table:style-name="ce2" office:value-type="float" office:value="5602678912340987" calcext:value-type="float">
            <text:p>5602678912340987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Provide date (MM/YY)</text:p>
          </table:table-cell>
          <table:table-cell table:style-name="ce2" office:value-type="string" calcext:value-type="string">
            <text:p>09/2021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Provide security code</text:p>
          </table:table-cell>
          <table:table-cell table:style-name="ce2" office:value-type="float" office:value="156" calcext:value-type="float">
            <text:p>156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Provide zip code </text:p>
          </table:table-cell>
          <table:table-cell table:style-name="ce2" office:value-type="float" office:value="94103" calcext:value-type="float">
            <text:p>94103</text:p>
          </table:table-cell>
          <table:covered-table-cell table:number-columns-repeated="3" table:style-name="ce4"/>
          <table:table-cell table:style-name="ce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Click Start Membership button</text:p>
          </table:table-cell>
          <table:table-cell table:style-name="ce2"/>
          <table:covered-table-cell table:number-columns-repeated="3" table:style-name="ce4"/>
          <table:table-cell table:style-name="ce4"/>
        </table:table-row>
        <table:table-row table:style-name="ro1" table:number-rows-repeated="40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ug report" table:style-name="ta1">
        <table:table-column table:style-name="co8" table:default-cell-style-name="ce3"/>
        <table:table-column table:style-name="co9" table:default-cell-style-name="ce4"/>
        <table:table-column table:style-name="co10" table:default-cell-style-name="ce11"/>
        <table:table-column table:style-name="co11" table:default-cell-style-name="ce11"/>
        <table:table-column table:style-name="co7" table:default-cell-style-name="ce11"/>
        <table:table-row table:style-name="ro2">
          <table:table-cell table:style-name="ce7" office:value-type="string" calcext:value-type="string" table:number-columns-spanned="5" table:number-rows-spanned="2">
            <text:p>Issue: No option to return from Address page to Sign Up/Log in page (no back button) in case the provided address is not in service area</text:p>
          </table:table-cell>
          <table:covered-table-cell table:number-columns-repeated="2" table:style-name="ce9"/>
          <table:covered-table-cell table:number-columns-repeated="2" table:style-name="Default"/>
        </table:table-row>
        <table:table-row table:style-name="ro2">
          <table:covered-table-cell table:style-name="ce8"/>
          <table:covered-table-cell table:number-columns-repeated="2" table:style-name="ce9"/>
          <table:covered-table-cell table:number-columns-repeated="2" table:style-name="Default"/>
        </table:table-row>
        <table:table-row table:style-name="ro2">
          <table:table-cell table:style-name="ce8" office:value-type="string" calcext:value-type="string" table:number-columns-spanned="4" table:number-rows-spanned="1">
            <text:p>Type: Bug</text:p>
          </table:table-cell>
          <table:covered-table-cell table:number-columns-repeated="2" table:style-name="ce9"/>
          <table:covered-table-cell table:style-name="Default"/>
          <table:table-cell table:style-name="Default"/>
        </table:table-row>
        <table:table-row table:style-name="ro2">
          <table:table-cell table:style-name="ce8" office:value-type="string" calcext:value-type="string" table:number-columns-spanned="4" table:number-rows-spanned="1">
            <text:p>Priority: 3 (Scale of 1-5)</text:p>
          </table:table-cell>
          <table:covered-table-cell table:number-columns-repeated="2" table:style-name="ce9"/>
          <table:covered-table-cell table:style-name="Default"/>
          <table:table-cell table:style-name="Default"/>
        </table:table-row>
        <table:table-row table:style-name="ro2">
          <table:table-cell table:style-name="ce8" office:value-type="string" calcext:value-type="string" table:number-columns-spanned="3" table:number-rows-spanned="1">
            <text:p>Environment: device: iPhone 7, <text:s/>OS: 11.3.1</text:p>
          </table:table-cell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ce8" office:value-type="string" calcext:value-type="string" table:number-columns-spanned="3" table:number-rows-spanned="1">
            <text:p>Pre-conditions: Shipt app is installed on device</text:p>
          </table:table-cell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ce1"/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Steps </text:p>
          </table:table-cell>
          <table:table-cell table:style-name="ce2" office:value-type="string" calcext:value-type="string">
            <text:p>Steps to reproduce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Attach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unch Shipt app</text:p>
          </table:table-cell>
          <table:table-cell table:style-name="ce10" office:value-type="string" calcext:value-type="string" table:number-columns-spanned="1" table:number-rows-spanned="10">
            <text:p>User should be able to return to Sign Up/Log in page in case the provided address is not in the service area</text:p>
          </table:table-cell>
          <table:table-cell table:style-name="ce10" office:value-type="string" calcext:value-type="string" table:number-columns-spanned="1" table:number-rows-spanned="10">
            <text:p>User is not able to return to Sign Up/Log in page in case the provided address is not in the service area</text:p>
          </table:table-cell>
          <table:table-cell table:style-name="ce12" office:value-type="string" calcext:value-type="string" table:number-columns-spanned="1" table:number-rows-spanned="10">
            <text:p>Screensh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ck Create Account button</text:p>
          </table:table-cell>
          <table:covered-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vide full name</text:p>
          </table:table-cell>
          <table:covered-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vide email</text:p>
          </table:table-cell>
          <table:covered-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ovide password</text:p>
          </table:table-cell>
          <table:covered-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rovide phone</text:p>
          </table:table-cell>
          <table:covered-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rovide delivery zip code</text:p>
          </table:table-cell>
          <table:covered-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ick Create Account button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rovide address which is not in service area</text:p>
          </table:table-cell>
          <table:covered-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turn to Sign Up/Log in page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01:28:19.0405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3T01:30:29.136320000</dc:date>
    <meta:editing-duration>PT4M26S</meta:editing-duration>
    <meta:editing-cycles>3</meta:editing-cycles>
    <meta:generator>LibreOffice/5.2.1.2$MacOSX_X86_64 LibreOffice_project/31dd62db80d4e60af04904455ec9c9219178d620</meta:generator>
    <meta:document-statistic meta:table-count="2" meta:cell-count="84" meta:object-count="0"/>
  </office:meta>
</office:document-meta>
</file>